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5cm" fo:min-width="5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5cm" fo:min-width="6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5cm" fo:min-width="11.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5cm" fo:min-width="5.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5cm" fo:min-width="5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11.3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6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39cm" fo:min-width="5.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75cm" fo:min-width="7.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7.7cm"/>
    </style:style>
    <style:style style:name="gr17" style:family="graphic" style:parent-style-name="standard">
      <style:graphic-properties svg:stroke-color="#f10d0c" draw:textarea-vertical-align="middle"/>
    </style:style>
    <style:style style:name="gr18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7.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cm" svg:height="5.8cm" svg:x="0.2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1cm" svg:height="0.962cm" svg:x="1.1cm" svg:y="0.5cm">
          <draw:text-box>
            <text:p>Movement</text:p>
          </draw:text-box>
        </draw:frame>
        <draw:custom-shape draw:style-name="gr1" draw:text-style-name="P1" draw:layer="layout" svg:width="5.6cm" svg:height="5.8cm" svg:x="6.6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46cm" svg:height="0.962cm" svg:x="8.9cm" svg:y="0.4cm">
          <draw:text-box>
            <text:p>Survive Zone/Cross Area</text:p>
          </draw:text-box>
        </draw:frame>
        <draw:custom-shape draw:style-name="gr3" draw:text-style-name="P3" draw:layer="layout" svg:width="6.6cm" svg:height="5.8cm" svg:x="19.2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49cm" svg:height="1.673cm" svg:x="19.8cm" svg:y="0cm">
          <draw:text-box>
            <text:p>Environmental</text:p>
            <text:p><text:s/>interaction</text:p>
          </draw:text-box>
        </draw:frame>
        <draw:custom-shape draw:style-name="gr1" draw:text-style-name="P1" draw:layer="layout" svg:width="5.6cm" svg:height="5.8cm" svg:x="0.2cm" svg:y="9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34cm" svg:height="0.962cm" svg:x="0.8cm" svg:y="8.4cm">
          <draw:text-box>
            <text:p>Pickup Items</text:p>
          </draw:text-box>
        </draw:frame>
        <draw:frame draw:style-name="gr2" draw:text-style-name="P2" draw:layer="layout" svg:width="2.225cm" svg:height="0.962cm" svg:x="7.9cm" svg:y="8.401cm">
          <draw:text-box>
            <text:p>Radar</text:p>
          </draw:text-box>
        </draw:frame>
        <draw:frame draw:style-name="gr2" draw:text-style-name="P2" draw:layer="layout" svg:width="5.011cm" svg:height="0.962cm" svg:x="13.1cm" svg:y="8.402cm">
          <draw:text-box>
            <text:p>Alternate Power</text:p>
          </draw:text-box>
        </draw:frame>
        <draw:custom-shape draw:style-name="gr4" draw:text-style-name="P3" draw:layer="layout" svg:width="11.8cm" svg:height="5.8cm" svg:x="6.6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6cm" svg:height="5.8cm" svg:x="0.2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6cm" svg:height="5.8cm" svg:x="13cm" svg:y="9.6cm">
          <text:p text:style-name="P1">Provides continual </text:p>
          <text:p text:style-name="P1">Power over time</text:p>
          <text:p text:style-name="P1">So player doesn’t</text:p>
          <text:p text:style-name="P1">Need to be in a </text:p>
          <text:p text:style-name="P1">Sunspot to Charg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6cm" svg:height="5.8cm" svg:x="6.6cm" svg:y="9.6cm">
          <text:p text:style-name="P1">When engaged </text:p>
          <text:p text:style-name="P1">makes a ping </text:p>
          <text:p text:style-name="P1">in the direction </text:p>
          <text:p text:style-name="P1">of the nearest</text:p>
          <text:p text:style-name="P1"><text:s/>item/abilit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6cm" svg:height="5.8cm" svg:x="0.2cm" svg:y="9.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6cm" svg:height="2.384cm" svg:x="0.2cm" svg:y="1.6cm">
          <draw:text-box>
            <text:p>When placed changes how the player can move</text:p>
          </draw:text-box>
        </draw:frame>
        <draw:custom-shape draw:style-name="gr8" draw:text-style-name="P3" draw:layer="layout" svg:width="5.6cm" svg:height="3cm" svg:x="0.2cm" svg:y="4.4cm">
          <text:p text:style-name="P1">Forward</text:p>
          <text:p text:style-name="P1">Turn Left</text:p>
          <text:p text:style-name="P1">Turn Right</text:p>
          <text:p text:style-name="P1">Backwards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2cm" svg:height="5.939cm" svg:x="6.4cm" svg:y="1.6cm">
          <draw:text-box>
            <text:p>Allows the player to not enter zones that have debilitating effects </text:p>
            <text:p>(Potentially disabling child objects with masking)</text:p>
          </draw:text-box>
        </draw:frame>
        <draw:custom-shape draw:style-name="gr10" draw:text-style-name="P3" draw:layer="layout" svg:width="11.8cm" svg:height="2.4cm" svg:x="6.6cm" svg:y="5cm">
          <text:p text:style-name="P1">Waterproof, Fireproof, Coldproof</text:p>
          <text:p text:style-name="P1">Float, Hover, Ascending, Descending, </text:p>
          <text:p text:style-name="P1">Climbing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6cm" svg:height="3cm" svg:x="19.2cm" svg:y="4.4cm">
          <text:p text:style-name="P1">Chop Tree</text:p>
          <text:p text:style-name="P1">Break Rock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6.6cm" svg:height="2.8cm" svg:x="19.2cm" svg:y="1.6cm">
          <draw:text-box>
            <text:p>Allows the player to use a button to break in game elements</text:p>
          </draw:text-box>
        </draw:frame>
        <draw:frame draw:style-name="gr7" draw:text-style-name="P2" draw:layer="layout" svg:width="5.6cm" svg:height="3.095cm" svg:x="0.2cm" svg:y="9.616cm">
          <draw:text-box>
            <text:p>Allows Robo to gather new abilities and hold onto items</text:p>
          </draw:text-box>
        </draw:frame>
        <draw:custom-shape draw:style-name="gr13" draw:text-style-name="P3" draw:layer="layout" svg:width="5.6cm" svg:height="2.689cm" svg:x="0.2cm" svg:y="12.711cm">
          <text:p text:style-name="P1">Pickup Item</text:p>
          <text:p text:style-name="P1">Pickup &amp; Hol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3" draw:layer="layout" svg:width="8.2cm" svg:height="12cm" svg:x="0.2cm" svg:y="1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4cm" svg:height="0.962cm" svg:x="0.3cm" svg:y="0.1cm">
          <draw:text-box>
            <text:p text:style-name="P1">Backpack Player</text:p>
          </draw:text-box>
        </draw:frame>
        <draw:custom-shape draw:style-name="gr16" draw:text-style-name="P3" xml:id="id1" draw:id="id1" draw:layer="layout" svg:width="8.2cm" svg:height="3cm" svg:x="0.2cm" svg:y="1.3cm">
          <text:p text:style-name="P1">Grab &amp; Move Abilitie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0.2cm" svg:y="4.3cm">
          <text:p text:style-name="P1">Set Ability</text:p>
          <draw:enhanced-geometry svg:viewBox="0 0 21600 21600" draw:type="rectangle" draw:enhanced-path="M 0 0 L 21600 0 21600 21600 0 21600 0 0 Z N"/>
        </draw:custom-shape>
        <draw:custom-shape draw:style-name="gr16" draw:text-style-name="P3" xml:id="id3" draw:id="id3" draw:layer="layout" svg:width="8.2cm" svg:height="3cm" svg:x="0.2cm" svg:y="10.3cm">
          <text:p text:style-name="P1">Drop Ability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0.2cm" svg:y="7.3cm">
          <text:p text:style-name="P1">Unset Ability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8.2cm" svg:height="12cm" svg:x="19.5cm" svg:y="1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4cm" svg:height="0.962cm" svg:x="19.6cm" svg:y="0.1cm">
          <draw:text-box>
            <text:p text:style-name="P1">Robo Player</text:p>
          </draw:text-box>
        </draw:frame>
        <draw:custom-shape draw:style-name="gr16" draw:text-style-name="P3" draw:layer="layout" svg:width="8.2cm" svg:height="3cm" svg:x="19.5cm" svg:y="1.3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19.5cm" svg:y="4.3cm">
          <text:p text:style-name="P1">Use Active Ability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19.5cm" svg:y="10.3cm">
          <text:p text:style-name="P1">Pickup Ability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19.5cm" svg:y="7.3cm">
          <text:p text:style-name="P1">Travel into Danger Zone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8.2cm" svg:height="12cm" svg:x="9.8cm" svg:y="1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4cm" svg:height="0.962cm" svg:x="9.9cm" svg:y="0.1cm">
          <draw:text-box>
            <text:p text:style-name="P1">Network</text:p>
          </draw:text-box>
        </draw:frame>
        <draw:custom-shape draw:style-name="gr16" draw:text-style-name="P3" draw:layer="layout" svg:width="8.2cm" svg:height="3cm" svg:x="9.8cm" svg:y="1.3cm">
          <text:p text:style-name="P1">Current Active Abilitie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9.8cm" svg:y="4.3cm">
          <text:p text:style-name="P1">Current Passive Abilities</text:p>
          <draw:enhanced-geometry svg:viewBox="0 0 21600 21600" draw:type="rectangle" draw:enhanced-path="M 0 0 L 21600 0 21600 21600 0 21600 0 0 Z N"/>
        </draw:custom-shape>
        <draw:custom-shape draw:style-name="gr16" draw:text-style-name="P3" xml:id="id2" draw:id="id2" draw:layer="layout" svg:width="8.2cm" svg:height="3cm" svg:x="9.8cm" svg:y="10.3cm">
          <text:p text:style-name="P1">Available Abilitie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2cm" svg:height="3cm" svg:x="9.8cm" svg:y="7.3cm">
          <text:p text:style-name="P1">Disabled Abilities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-0.1cm" svg:x1="8.4cm" svg:y1="2.8cm" svg:x2="9.8cm" svg:y2="11.8cm" draw:start-shape="id1" draw:start-glue-point="1" draw:end-shape="id2" draw:end-glue-point="3" svg:d="M8400 2800h600v9000h800" svg:viewBox="0 0 1401 9001">
          <text:p/>
        </draw:connector>
        <draw:line draw:style-name="gr18" draw:text-style-name="P1" draw:layer="layout" svg:x1="8.4cm" svg:y1="5.9cm" svg:x2="9.8cm" svg:y2="2.8cm">
          <text:p/>
        </draw:line>
        <draw:line draw:style-name="gr18" draw:text-style-name="P1" draw:layer="layout" svg:x1="8.35cm" svg:y1="5.774cm" svg:x2="9.8cm" svg:y2="5.774cm">
          <text:p/>
        </draw:line>
        <draw:line draw:style-name="gr18" draw:text-style-name="P1" draw:layer="layout" svg:x1="8.4cm" svg:y1="8.9cm" svg:x2="9.8cm" svg:y2="8.9cm">
          <text:p/>
        </draw:line>
        <draw:connector draw:style-name="gr19" draw:text-style-name="P1" draw:layer="layout" svg:x1="8.4cm" svg:y1="11.8cm" svg:x2="9.8cm" svg:y2="11.8cm" draw:start-shape="id3" draw:end-shape="id2" draw:end-glue-point="3" svg:d="M8400 11800h1400" svg:viewBox="0 0 1401 1">
          <text:p/>
        </draw:connector>
        <draw:line draw:style-name="gr18" draw:text-style-name="P1" draw:layer="layout" svg:x1="18cm" svg:y1="5.9cm" svg:x2="19.5cm" svg:y2="2.7cm">
          <text:p/>
        </draw:line>
        <draw:line draw:style-name="gr18" draw:text-style-name="P1" draw:layer="layout" svg:x1="18cm" svg:y1="2.7cm" svg:x2="19.5cm" svg:y2="2.7cm">
          <text:p/>
        </draw:line>
        <draw:line draw:style-name="gr18" draw:text-style-name="P1" draw:layer="layout" svg:x1="18cm" svg:y1="5.9cm" svg:x2="19.5cm" svg:y2="8.9cm">
          <text:p/>
        </draw:line>
        <draw:line draw:style-name="gr18" draw:text-style-name="P1" draw:layer="layout" svg:x1="18cm" svg:y1="2.7cm" svg:x2="19.5cm" svg:y2="6.1cm">
          <text:p/>
        </draw:line>
        <draw:line draw:style-name="gr18" draw:text-style-name="P1" draw:layer="layout" svg:x1="19.5cm" svg:y1="11.7cm" svg:x2="18cm" svg:y2="11.7cm">
          <text:p/>
        </draw:line>
        <draw:custom-shape draw:style-name="gr20" draw:text-style-name="P3" xml:id="id5" draw:id="id5" draw:layer="layout" svg:width="8.2cm" svg:height="2.4cm" svg:x="19.5cm" svg:y="13cm">
          <text:p text:style-name="P1">Drop Ability at current </text:p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20" draw:text-style-name="P3" xml:id="id4" draw:id="id4" draw:layer="layout" svg:width="8.2cm" svg:height="2.4cm" svg:x="9.8cm" svg:y="13cm">
          <text:p text:style-name="P1">Drop Ability Trigger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4.3cm" svg:y1="13.3cm" svg:x2="9.8cm" svg:y2="14.2cm" draw:start-shape="id3" draw:start-glue-point="2" draw:end-shape="id4" draw:end-glue-point="3" svg:d="M4300 13300v900h5500" svg:viewBox="0 0 5501 901">
          <text:p/>
        </draw:connector>
        <draw:connector draw:style-name="gr19" draw:text-style-name="P1" draw:layer="layout" svg:x1="18cm" svg:y1="14.2cm" svg:x2="19.5cm" svg:y2="14.2cm" draw:start-shape="id4" draw:start-glue-point="1" draw:end-shape="id5" draw:end-glue-point="3" svg:d="M18000 14200h1500" svg:viewBox="0 0 1501 1">
          <text:p/>
        </draw:connector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01:32:05.046000000</meta:creation-date>
    <dc:date>2020-02-15T02:44:26.113000000</dc:date>
    <meta:editing-duration>PT7M27S</meta:editing-duration>
    <meta:editing-cycles>1</meta:editing-cycles>
    <meta:document-statistic meta:object-count="80"/>
    <meta:generator>LibreOffice/6.2.5.2$Windows_X86_64 LibreOffice_project/1ec314fa52f458adc18c4f025c545a4e8b22c159</meta:generator>
  </office:meta>
</office:document-meta>
</file>